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Bitstream Charter"/>
    </style:style>
    <style:style style:name="P3" style:family="paragraph" style:parent-style-name="Standard">
      <style:text-properties style:font-name="Bitstream Charter" fo:font-size="14pt" style:font-size-asian="14pt" style:font-size-complex="14pt"/>
    </style:style>
    <style:style style:name="P4" style:family="paragraph" style:parent-style-name="Standard"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99ff" style:font-name="Bitstream Charter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Bitstream Chart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ation du module txZookeeper</text:p>
      <text:p text:style-name="P2"/>
      <text:p text:style-name="P2"/>
      <text:p text:style-name="P2"/>
      <text:p text:style-name="P2"/>
      <text:p text:style-name="P3"><text:span text:style-name="T2">1. </text:span><text:span text:style-name="T2">On commence par installer le binding python fourni par zookeeper :</text:span></text:p>
      <text:p text:style-name="Standard"><text:span text:style-name="T1"/></text:p>
      <text:p text:style-name="P6"><text:span text:style-name="T1">a- On installe tous les packages nécessaires à la suite de l'installation :</text:span></text:p>
      <text:p text:style-name="Standard"><text:span text:style-name="T1">aptitude install python-dev<text:line-break/>aptitude install ant<text:line-break/>aptitude install openjdk-6-jdk</text:span></text:p>
      <text:p text:style-name="P2"><text:span text:style-name="T1">aptitude install dh-autoreconf</text:span></text:p>
      <text:p text:style-name="Standard"><text:span text:style-name="T1">sudo aptitude install libcppunit-dev</text:span></text:p>
      <text:p text:style-name="Standard"><text:span text:style-name="T1"/></text:p>
      <text:p text:style-name="P1"><text:span text:style-name="T1">b- On télécharge zookeeper, on compile l'API en C et en install le binding python</text:span></text:p>
      <text:p text:style-name="Standard"><text:span text:style-name="T1">wget </text:span><text:bookmark text:name="OBJ_PREFIX_DWT497"/><text:bookmark text:name="OBJ_PREFIX_DWT498"/><text:a xlink:type="simple" xlink:href="http://apache.cict.fr/zookeeper/stable/zookeeper-3.3.5.tar.gz" office:target-frame-name="_blank" xlink:show="new"><text:span text:style-name="T1">http://apache.cict.fr/zookeeper/stable/zookeeper-3.3.5.tar.gz</text:span></text:a><text:span text:style-name="T1"><text:line-break/>tar xvzf zookeeper-3.3.5.tar.gz<text:line-break/>cd zookeeper-3.3.5<text:line-break/>ant<text:line-break/></text:span></text:p>
      <text:p text:style-name="Standard"><text:span text:style-name="T1">cd zookeeper-3.3.5/src/c</text:span></text:p>
      <text:p text:style-name="Standard"><text:span text:style-name="T1">autoreconf -if<text:line-break/>./configure<text:line-break/></text:span><text:span text:style-name="Source_20_Text"><text:span text:style-name="T1">make &amp;&amp; sudo make install</text:span></text:span></text:p>
      <text:p text:style-name="Standard"><text:span text:style-name="T1"><text:line-break/>cd zookeeper-3.3.5/src/contrib/zkpython/</text:span></text:p>
      <text:p text:style-name="P2">ant install</text:p>
      <text:p text:style-name="P2"/>
      <text:p text:style-name="P4">2. Après la première étape il est alors possible de faire import zookeeper dans un terminal python. On peut donc installer txZookeeper :</text:p>
      <text:p text:style-name="P2"/>
      <text:p text:style-name="P2">aptitude install bzr<text:line-break/>aptitude install python-setuptools<text:line-break/>bzr branch lp:txzookeeper<text:line-break/>cd txzookeeper<text:line-break/>python setup.py instal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houcine </meta:initial-creator>
    <meta:creation-date>2012-09-11T15:16:36</meta:creation-date>
    <dc:date>2012-09-11T17:16:09</dc:date>
    <dc:creator>lahoucine </dc:creator>
    <meta:editing-duration>PT28M12S</meta:editing-duration>
    <meta:editing-cycles>12</meta:editing-cycles>
    <meta:generator>LibreOffice/3.4$Unix LibreOffice_project/340m1$Build-402</meta:generator>
    <meta:document-statistic meta:table-count="0" meta:image-count="0" meta:object-count="0" meta:page-count="1" meta:paragraph-count="14" meta:word-count="119" meta:character-count="910" meta:non-whitespace-character-count="803"/>
  </office:meta>
</office:document-meta>
</file>